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669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7.60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ivel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Derecho a la vid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Derecho a la integridad person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Derecho a la libertad y seguridad persona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Derecho a no ser sometido(a) a esclavitud, servidumbre, trata o tráfic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Derecho al debido proces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Derecho al acceso a la justicia 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string">
            <text:p>Derechos de las víctimas del delito y de VD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string">
            <text:p>Derecho a la seguridad jurídic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string">
            <text:p>Derecho a la verda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string">
            <text:p>Derecho a la seguridad ciudada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string">
            <text:p>Derecho a la protección frente al abuso de po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string">
            <text:p>Derecho de petició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string">
            <text:p>Derecho a la intimida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Derecho al respeto de la honra y reputació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Derecho a la inviolabilidad de domicilio</text:p>
          </table:table-cell>
          <table:table-cell office:value-type="float" office:value="1">
            <text:p>1</text:p>
          </table:table-cell>
          <table:table-cell table:style-name="ce6" office:value-type="string">
            <text:p>Incluye lugar de residencia o asentamiento, puede aplicar a una comunidad , población desplazada, etc. Ej. Incursión arbitraria/injustificada del ejército o policía en una comunidad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string">
            <text:p>Derecho a la inviolabilidad de las comunicacio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string">
            <text:p>Derecho a la libertad de expresión e informació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string">
            <text:p>Derecho de réplic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string">
            <text:p>Derecho al acceso a la información pública y a la información person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string">
            <text:p>Derecho a la libertad de asociació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string">
            <text:p>Derecho a la libertad de reunió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string">
            <text:p>Derecho a la objeción de concienc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string">
            <text:p>Derecho a beneficiarse del progreso científico y sus aplicacio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string">
            <text:p>Derecho a la protección de la famil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string">
            <text:p>Derecho a la libertad de conciencia y religió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style-name="ce2" office:value-type="string">
            <text:p>Derecho a la libertad de tránsit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string">
            <text:p>Derecho a la nacionalida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string">
            <text:p>Derecho de asil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string">
            <text:p>Derecho de residenc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style-name="ce2" office:value-type="string">
            <text:p>Derecho a salir del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style-name="ce2" office:value-type="string">
            <text:p>Derecho a la no discriminació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style-name="ce2" office:value-type="string">
            <text:p>Derecho a participar en los asuntos públic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style-name="ce2" office:value-type="string">
            <text:p>Derecho a vot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string">
            <text:p>Derecho a postularse a cargos electiv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style-name="ce2" office:value-type="string">
            <text:p>Derecho a formar partidos polític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string">
            <text:p>Derecho a militar en partidos polític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style-name="ce2" office:value-type="string">
            <text:p>Derecho al acceso a la función públic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style-name="ce2" office:value-type="string">
            <text:p>Derecho a elecciones libres y democrátic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style-name="ce3" office:value-type="string">
            <text:p>Derecho a la educació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string">
            <text:p>Derecho a la salud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style-name="ce3" office:value-type="string">
            <text:p>Derecho al trabaj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style-name="ce3" office:value-type="string">
            <text:p>Derecho a la vivienda adecuad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style-name="ce3" office:value-type="string">
            <text:p>Derecho a la alimentación adecuad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style-name="ce3" office:value-type="string">
            <text:p>Derecho al agu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style-name="ce3" office:value-type="string">
            <text:p>Derecho a un medio ambiente san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style-name="ce3" office:value-type="string">
            <text:p>Derecho a las prestaciones de seguridad soci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style-name="ce3" office:value-type="string">
            <text:p>Derecho al acceso a los servicios público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8">
            <text:p>48</text:p>
          </table:table-cell>
          <table:table-cell table:style-name="ce3" office:value-type="string">
            <text:p>Derecho a la cultur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style-name="ce3" office:value-type="string">
            <text:p>Derecho al acceso a la propiedad públic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string">
            <text:p>Derecho a la propiedad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style-name="ce3" office:value-type="string">
            <text:p>Derechos de las mujer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3">
          <table:table-cell office:value-type="float" office:value="52">
            <text:p>52</text:p>
          </table:table-cell>
          <table:table-cell table:style-name="ce3" office:value-type="string">
            <text:p>Derechos de los y las trabajadore(a)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style-name="ce3" office:value-type="string">
            <text:p>Derechos de las personas privadas de la liberta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style-name="ce3" office:value-type="string">
            <text:p>Derechos de las personas sentenciada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3">
          <table:table-cell office:value-type="float" office:value="56">
            <text:p>56</text:p>
          </table:table-cell>
          <table:table-cell table:style-name="ce3" office:value-type="string">
            <text:p>Derechos de las personas lesbianas, gays, bisexuales, transexuales y transgénero (LGBT)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style-name="ce3" office:value-type="string">
            <text:p>Derechos de las niñas y los niño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style-name="ce3" office:value-type="string">
            <text:p>Derechos de las personas con discapacida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style-name="ce3" office:value-type="string">
            <text:p>Derechos de las personas adultas mayor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string">
            <text:p>Derechos de las personas desplazada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3">
          <table:table-cell office:value-type="float" office:value="61">
            <text:p>61</text:p>
          </table:table-cell>
          <table:table-cell table:style-name="ce3" office:value-type="string">
            <text:p>Derechos de las y los defensore(a)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style-name="ce3" office:value-type="string">
            <text:p>Derechos de las y los consumidor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style-name="ce3" office:value-type="string">
            <text:p>Derecho de los pueblos a gozar y disponer plena y libremente de sus riquezas y recursos naturales</text:p>
          </table:table-cell>
          <table:table-cell office:value-type="float" office:value="4">
            <text:p>4</text:p>
          </table:table-cell>
          <table:table-cell table:style-name="ce3" office:value-type="string">
            <text:p>Este derecho aplica tanto al pueblo de México en general, como a los Pueblos indígenas en particular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style-name="ce3" office:value-type="string">
            <text:p>Derecho de los pueblos a la autodeterminación</text:p>
          </table:table-cell>
          <table:table-cell office:value-type="float" office:value="4">
            <text:p>4</text:p>
          </table:table-cell>
          <table:table-cell table:style-name="ce3" office:value-type="string">
            <text:p>Este derecho aplica tanto al pueblo de México en general, como a los Pueblos indígenas en particular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style-name="ce3" office:value-type="string">
            <text:p>Derecho de los pueblos a la paz</text:p>
          </table:table-cell>
          <table:table-cell office:value-type="float" office:value="4">
            <text:p>4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style-name="ce3" office:value-type="string">
            <text:p>Derecho de los pueblos al desarrollo</text:p>
          </table:table-cell>
          <table:table-cell office:value-type="float" office:value="4">
            <text:p>4</text:p>
          </table:table-cell>
          <table:table-cell table:style-name="ce3" office:value-type="string">
            <text:p>Este derecho aplica tanto al pueblo de México en general, como a los Pueblos indígenas en particular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style-name="ce3" office:value-type="string">
            <text:p>Derecho de los pueblos a la resistencia</text:p>
          </table:table-cell>
          <table:table-cell office:value-type="float" office:value="4">
            <text:p>4</text:p>
          </table:table-cell>
          <table:table-cell table:style-name="ce3" office:value-type="string">
            <text:p>La resistencia hace referencia a la rebelión, a los movimientos revolucionarios que pretenden derrocar un gobernante o un sistema despótico y autoritario. Es diferente al derecho a la protesta, que no quiere cambiar de régimen, sino interpelarlo (Tesis M. Chamberlin)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style-name="ce3" office:value-type="string">
            <text:p>Derechos de los pueblos indígena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 table:number-rows-repeated="86">
          <table:table-cell/>
          <table:table-cell table:style-name="ce3"/>
          <table:table-cell table:number-columns-repeated="1022"/>
        </table:table-row>
        <table:table-row table:style-name="ro1" table:number-rows-repeated="14">
          <table:table-cell/>
          <table:table-cell table:style-name="ce2"/>
          <table:table-cell table:number-columns-repeated="1022"/>
        </table:table-row>
        <table:table-row table:style-name="ro1" table:number-rows-repeated="14">
          <table:table-cell/>
          <table:table-cell table:style-name="ce3"/>
          <table:table-cell table:number-columns-repeated="1022"/>
        </table:table-row>
        <table:table-row table:style-name="ro1" table:number-rows-repeated="11">
          <table:table-cell/>
          <table:table-cell table:style-name="ce2"/>
          <table:table-cell table:number-columns-repeated="1022"/>
        </table:table-row>
        <table:table-row table:style-name="ro1" table:number-rows-repeated="9">
          <table:table-cell/>
          <table:table-cell table:style-name="ce3"/>
          <table:table-cell table:number-columns-repeated="1022"/>
        </table:table-row>
        <table:table-row table:style-name="ro1" table:number-rows-repeated="2">
          <table:table-cell/>
          <table:table-cell table:style-name="ce5"/>
          <table:table-cell table:number-columns-repeated="1022"/>
        </table:table-row>
        <table:table-row table:style-name="ro1" table:number-rows-repeated="43">
          <table:table-cell/>
          <table:table-cell table:style-name="ce2"/>
          <table:table-cell table:number-columns-repeated="1022"/>
        </table:table-row>
        <table:table-row table:style-name="ro1" table:number-rows-repeated="25">
          <table:table-cell/>
          <table:table-cell table:style-name="ce3"/>
          <table:table-cell table:number-columns-repeated="1022"/>
        </table:table-row>
        <table:table-row table:style-name="ro4" table:number-rows-repeated="104830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0" table:target-range-address="Nivel2.A1:Nivel2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8/09/2012</text:date>, <text:time>00:28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 </meta:initial-creator>
    <meta:creation-date>2012-09-08T00:28:26</meta:creation-date>
    <dc:date>2012-09-08T00:28:43</dc:date>
    <dc:creator>Lau </dc:creator>
    <meta:editing-duration>PT17S</meta:editing-duration>
    <meta:editing-cycles>1</meta:editing-cycles>
    <meta:document-statistic meta:table-count="1" meta:cell-count="272" meta:object-count="0"/>
    <meta:generator>LibreOffice/3.4$Linux LibreOffice_project/340m1$Build-402</meta:generator>
  </office:meta>
</office:document-meta>
</file>